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432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>
            <text:p>Filename</text:p>
          </table:table-cell>
          <table:table-cell office:value-type="string">
            <text:p>Delayed</text:p>
          </table:table-cell>
          <table:table-cell office:value-type="string">
            <text:p>Sample(mg)</text:p>
          </table:table-cell>
          <table:table-cell office:value-type="string">
            <text:p>Scaling</text:p>
          </table:table-cell>
          <table:table-cell office:value-type="string">
            <text:p>Excitation(nm)</text:p>
          </table:table-cell>
          <table:table-cell table:number-columns-repeated="3"/>
        </table:table-row>
        <table:table-row table:style-name="ro1">
          <table:table-cell office:value-type="string">
            <text:p>SPI_1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/>
          <table:table-cell office:value-type="string">
            <text:p>Excitation Bandpass</text:p>
          </table:table-cell>
          <table:table-cell office:value-type="string">
            <text:p>3n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/>
          <table:table-cell office:value-type="string">
            <text:p>Emission Bandpass</text:p>
          </table:table-cell>
          <table:table-cell office:value-type="string">
            <text:p>3n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Yes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Yes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Yes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Yes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Yes</text:p>
          </table:table-cell>
          <table:table-cell table:number-columns-repeated="2"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Yes</text:p>
          </table:table-cell>
          <table:table-cell table:number-columns-repeated="2" office:value-type="float" office:value="1">
            <text:p>1</text:p>
          </table:table-cell>
          <table:table-cell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float" office:value="6.6">
            <text:p>6.6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Yes</text:p>
          </table:table-cell>
          <table:table-cell office:value-type="float" office:value="6.6">
            <text:p>6.6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Yes</text:p>
          </table:table-cell>
          <table:table-cell office:value-type="float" office:value="6.6">
            <text:p>6.6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float" office:value="6.6">
            <text:p>6.6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1302_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table:number-columns-repeated="2"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table:number-columns-repeated="2" office:value-type="float" office:value="1">
            <text:p>1</text:p>
          </table:table-cell>
          <table:table-cell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95">
            <text:p>295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2">05/02/2010</text:date>, <text:time>15:2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02T15:13:23.17</meta:creation-date>
    <dc:date>2010-05-02T15:24:55.95</dc:date>
    <meta:editing-duration>PT00H11M32S</meta:editing-duration>
    <meta:editing-cycles>3</meta:editing-cycles>
    <meta:generator>OpenOffice.org/3.2$Win32 OpenOffice.org_project/320m12$Build-9483</meta:generator>
    <meta:document-statistic meta:table-count="3" meta:cell-count="140" meta:object-count="0"/>
  </office:meta>
</office:document-meta>
</file>